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style:font-name="Arial1" fo:font-size="12pt" style:font-size-asian="12pt" style:font-size-complex="12pt"/>
    </style:style>
    <style:style style:name="P3" style:family="paragraph" style:parent-style-name="Text_20_body">
      <style:paragraph-properties fo:margin-top="0in" fo:margin-bottom="0.139in" loext:contextual-spacing="false"/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margin-top="0in" fo:margin-bottom="0.139in" loext:contextual-spacing="false"/>
      <style:text-properties style:font-name="Arial1" fo:font-size="12pt" officeooo:paragraph-rsid="001e7827" style:font-size-asian="12pt" style:font-size-complex="12pt"/>
    </style:style>
    <style:style style:name="P5" style:family="paragraph" style:parent-style-name="Text_20_body">
      <style:paragraph-properties fo:margin-top="0in" fo:margin-bottom="0.139in" loext:contextual-spacing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" style:family="text">
      <style:text-properties officeooo:rsid="001d3ec8"/>
    </style:style>
    <style:style style:name="T2" style:family="text">
      <style:text-properties officeooo:rsid="001e7827"/>
    </style:style>
  </office:automatic-styles>
  <office:body>
    <office:text>
      <text:tracked-changes>
        <text:changed-region xml:id="ct2529955641120" text:id="ct2529955641120">
          <text:deletion>
            <office:change-info>
              <dc:creator>Unknown Author</dc:creator>
              <dc:date>2023-11-23T08:50:09</dc:date>
            </office:change-info>
            <text:p text:style-name="P1">Copyright &lt;YEAR&gt; &lt;COPYRIGHT HOLDER&gt;</text:p>
          </text:deletion>
        </text:changed-region>
        <text:changed-region xml:id="ct2529955660080" text:id="ct2529955660080">
          <text:insertion>
            <office:change-info>
              <dc:creator>Unknown Author</dc:creator>
              <dc:date>2023-11-23T08:42:51.692000000</dc:date>
            </office:change-info>
          </text:insertion>
        </text:changed-region>
        <text:changed-region xml:id="ct2529955657920" text:id="ct2529955657920">
          <text:deletion>
            <office:change-info>
              <dc:creator>Unknown Author</dc:creator>
              <dc:date>2023-11-23T08:42:51.692000000</dc:date>
            </office:change-info>
            <text:p text:style-name="P5">Redistribution and use in source and binary forms, with or without modification, are permitted provided that the following conditions are met:</text:p>
            <text:p text:style-name="P3">1. Redistributions of source code must retain the above copyright notice, this list of conditions and the following disclaimer.</text:p>
            <text:p text:style-name="P3">2. Redistributions in binary form must reproduce the above copyright notice, this list of conditions and the following disclaimer in the documentation and/or other materials provided with the distribution.</text:p>
            <text:p text:style-name="P3">3. Neither the name of the copyright holder nor the names of its contributors may be used to endorse or promote products derived from this software without specific prior written permission.</text:p>
            <text:p text:style-name="P4"/>
          </text:deletion>
        </text:changed-region>
        <text:changed-region xml:id="ct2529955647600" text:id="ct2529955647600">
          <text:deletion>
            <office:change-info>
              <dc:creator>Unknown Author</dc:creator>
              <dc:date>2023-11-23T08:42:51.692000000</dc:date>
            </office:change-info>
            <text:p text:style-name="P4">BY THE COPYRIGHT HOLDERS AND CONTRIBUTORS </text:p>
          </text:deletion>
        </text:changed-region>
        <text:changed-region xml:id="ct2529955607520" text:id="ct2529955607520">
          <text:insertion>
            <office:change-info>
              <dc:creator>Unknown Author</dc:creator>
              <dc:date>2023-11-23T08:50:41</dc:date>
            </office:change-info>
          </text:insertion>
        </text:changed-region>
        <text:changed-region xml:id="ct2529955649280" text:id="ct2529955649280">
          <text:deletion>
            <office:change-info>
              <dc:creator>Unknown Author</dc:creator>
              <dc:date>2023-11-23T08:42:51.692000000</dc:date>
            </office:change-info>
            <text:p text:style-name="P4"><text:span text:style-name="T1">AND ANY EXPRESS OR IMPLIED </text:span></text:p>
          </text:deletion>
        </text:changed-region>
        <text:changed-region xml:id="ct2529955606560" text:id="ct2529955606560">
          <text:deletion>
            <office:change-info>
              <dc:creator>Unknown Author</dc:creator>
              <dc:date>2023-11-23T08:42:51.692000000</dc:date>
            </office:change-info>
            <text:p text:style-name="P4">,</text:p>
          </text:deletion>
        </text:changed-region>
        <text:changed-region xml:id="ct2529955623840" text:id="ct2529955623840">
          <text:insertion>
            <office:change-info>
              <dc:creator>Unknown Author</dc:creator>
              <dc:date>2023-11-23T08:51:19</dc:date>
            </office:change-info>
          </text:insertion>
        </text:changed-region>
        <text:changed-region xml:id="ct2529955646640" text:id="ct2529955646640">
          <text:deletion>
            <office:change-info>
              <dc:creator>Unknown Author</dc:creator>
              <dc:date>2023-11-23T08:42:51.692000000</dc:date>
            </office:change-info>
            <text:p text:style-name="P4"><text:span text:style-name="T1">, BUT NOT LIMITED TO, THE </text:span></text:p>
          </text:deletion>
        </text:changed-region>
        <text:changed-region xml:id="ct2529955649520" text:id="ct2529955649520">
          <text:deletion>
            <office:change-info>
              <dc:creator>Unknown Author</dc:creator>
              <dc:date>2023-11-23T08:42:51.692000000</dc:date>
            </office:change-info>
            <text:p text:style-name="P4"><text:s/>FOR A PARTICULAR PURPOSE ARE DISCLAIMED</text:p>
          </text:deletion>
        </text:changed-region>
        <text:changed-region xml:id="ct2529955611120" text:id="ct2529955611120">
          <text:insertion>
            <office:change-info>
              <dc:creator>Unknown Author</dc:creator>
              <dc:date>2023-11-23T08:51:49</dc:date>
            </office:change-info>
          </text:insertion>
        </text:changed-region>
        <text:changed-region xml:id="ct2529955652160" text:id="ct2529955652160">
          <text:deletion>
            <office:change-info>
              <dc:creator>Unknown Author</dc:creator>
              <dc:date>2023-11-23T08:42:51.692000000</dc:date>
            </office:change-info>
            <text:p text:style-name="P4"><text:span text:style-name="T1">COPYRIGHT HOLDER OR CONTRIBUTORS</text:span></text:p>
          </text:deletion>
        </text:changed-region>
        <text:changed-region xml:id="ct2529955645200" text:id="ct2529955645200">
          <text:deletion>
            <office:change-info>
              <dc:creator>Unknown Author</dc:creator>
              <dc:date>2023-11-23T08:42:51.692000000</dc:date>
            </office:change-info>
            <text:p text:style-name="P4"><text:s/></text:p>
          </text:deletion>
        </text:changed-region>
        <text:changed-region xml:id="ct2529955613760" text:id="ct2529955613760">
          <text:insertion>
            <office:change-info>
              <dc:creator>Unknown Author</dc:creator>
              <dc:date>2023-11-23T08:51:58</dc:date>
            </office:change-info>
          </text:insertion>
        </text:changed-region>
        <text:changed-region xml:id="ct2529955611360" text:id="ct2529955611360">
          <text:insertion>
            <office:change-info>
              <dc:creator>Unknown Author</dc:creator>
              <dc:date>2023-11-23T08:52:00</dc:date>
            </office:change-info>
          </text:insertion>
        </text:changed-region>
        <text:changed-region xml:id="ct2529955643280" text:id="ct2529955643280">
          <text:deletion>
            <office:change-info>
              <dc:creator>Unknown Author</dc:creator>
              <dc:date>2023-11-23T08:42:51.692000000</dc:date>
            </office:change-info>
            <text:p text:style-name="P4"><text:s/>INCIDENTAL, SPECIAL, EXEMPLARY, </text:p>
          </text:deletion>
        </text:changed-region>
        <text:changed-region xml:id="ct2529955655280" text:id="ct2529955655280">
          <text:insertion>
            <office:change-info>
              <dc:creator>Unknown Author</dc:creator>
              <dc:date>2023-11-23T08:52:43</dc:date>
            </office:change-info>
          </text:insertion>
        </text:changed-region>
        <text:changed-region xml:id="ct2529955647120" text:id="ct2529955647120">
          <text:deletion>
            <office:change-info>
              <dc:creator>Unknown Author</dc:creator>
              <dc:date>2023-11-23T08:42:51.692000000</dc:date>
            </office:change-info>
            <text:p text:style-name="P4"><text:s/>(INCLUDING, BUT NOT LIMITED TO, PROCUREMENT OF SUBSTITUTE GOODS OR SERVICES; </text:p>
          </text:deletion>
        </text:changed-region>
        <text:changed-region xml:id="ct2529955648800" text:id="ct2529955648800">
          <text:deletion>
            <office:change-info>
              <dc:creator>Unknown Author</dc:creator>
              <dc:date>2023-11-23T08:42:51.692000000</dc:date>
            </office:change-info>
            <text:p text:style-name="P4">; OR BUSINESS INTERRUPTION) HOWEVER CAUSED AND ON ANY THEORY OF LIABILITY, </text:p>
          </text:deletion>
        </text:changed-region>
        <text:changed-region xml:id="ct2529955599120" text:id="ct2529955599120">
          <text:insertion>
            <office:change-info>
              <dc:creator>Unknown Author</dc:creator>
              <dc:date>2023-11-23T08:53:31</dc:date>
            </office:change-info>
          </text:insertion>
        </text:changed-region>
        <text:changed-region xml:id="ct2529955654800" text:id="ct2529955654800">
          <text:deletion>
            <office:change-info>
              <dc:creator>Unknown Author</dc:creator>
              <dc:date>2023-11-23T08:42:51.692000000</dc:date>
            </office:change-info>
            <text:p text:style-name="P4">STRICT LIABILITY, OR TORT (INCLUDING </text:p>
          </text:deletion>
        </text:changed-region>
        <text:changed-region xml:id="ct2529955652400" text:id="ct2529955652400">
          <text:insertion>
            <office:change-info>
              <dc:creator>Unknown Author</dc:creator>
              <dc:date>2023-11-23T08:54:43</dc:date>
            </office:change-info>
          </text:insertion>
        </text:changed-region>
        <text:changed-region xml:id="ct2529955643760" text:id="ct2529955643760">
          <text:deletion>
            <office:change-info>
              <dc:creator>Unknown Author</dc:creator>
              <dc:date>2023-11-23T08:42:51.692000000</dc:date>
            </office:change-info>
            <text:p text:style-name="P4">WISE) </text:p>
          </text:deletion>
        </text:changed-region>
        <text:changed-region xml:id="ct2529955652640" text:id="ct2529955652640">
          <text:deletion>
            <office:change-info>
              <dc:creator>Unknown Author</dc:creator>
              <dc:date>2023-11-23T08:42:51.692000000</dc:date>
            </office:change-info>
            <text:p text:style-name="P4">IN ANY WAY </text:p>
          </text:deletion>
        </text:changed-region>
        <text:changed-region xml:id="ct2529955655040" text:id="ct2529955655040">
          <text:insertion>
            <office:change-info>
              <dc:creator>Unknown Author</dc:creator>
              <dc:date>2023-11-23T08:55:14</dc:date>
            </office:change-info>
          </text:insertion>
        </text:changed-region>
        <text:changed-region xml:id="ct2529955646880" text:id="ct2529955646880">
          <text:deletion>
            <office:change-info>
              <dc:creator>Unknown Author</dc:creator>
              <dc:date>2023-11-23T08:55:14</dc:date>
            </office:change-info>
            <text:p text:style-name="P4"><text:s/></text:p>
          </text:deletion>
        </text:changed-region>
        <text:changed-region xml:id="ct2529955656480" text:id="ct2529955656480">
          <text:insertion>
            <office:change-info>
              <dc:creator>Unknown Author</dc:creator>
              <dc:date>2023-11-23T08:56:09</dc:date>
            </office:change-info>
          </text:insertion>
        </text:changed-region>
        <text:changed-region xml:id="ct2529955656960" text:id="ct2529955656960">
          <text:deletion>
            <office:change-info>
              <dc:creator>Unknown Author</dc:creator>
              <dc:date>2023-11-23T08:42:51.692000000</dc:date>
            </office:change-info>
            <text:p text:style-name="P4">, EVEN IF ADVISED OF THE POSSIBILITY OF SUCH DAMAGE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2529955641120"/></text:p>
      <text:p text:style-name="P1"><text:change-start text:change-id="ct2529955660080"/>Permission to use, copy, modify, and/or distribute this software for any purpose with or without fee is hereby granted.</text:p>
      <text:p text:style-name="P3"><text:change-end text:change-id="ct2529955660080"/><text:change text:change-id="ct2529955657920"/>THIS SOFTWARE IS PROVIDED <text:change text:change-id="ct2529955647600"/>“AS IS” <text:change-start text:change-id="ct2529955607520"/><text:span text:style-name="T1">AND THE AUTHOR DISCLAIMS ALL </text:span><text:change-end text:change-id="ct2529955607520"/><text:change text:change-id="ct2529955649280"/>WARRANTIES<text:change text:change-id="ct2529955606560"/> INCLUDING<text:change-start text:change-id="ct2529955623840"/> <text:span text:style-name="T1">ALL</text:span><text:change-end text:change-id="ct2529955623840"/><text:change text:change-id="ct2529955646640"/>IMPLIED WARRANTIES OF MERCHANTABILITY AND FITNESS<text:change text:change-id="ct2529955649520"/>. IN NO EVENT SHALL THE <text:change-start text:change-id="ct2529955611120"/><text:span text:style-name="T1">AUTHOR </text:span><text:change-end text:change-id="ct2529955611120"/><text:change text:change-id="ct2529955652160"/><text:s/>BE LIABLE FOR ANY<text:change text:change-id="ct2529955645200"/><text:change-start text:change-id="ct2529955613760"/><text:span text:style-name="T1">SPECIAL</text:span><text:change-end text:change-id="ct2529955613760"/><text:change-start text:change-id="ct2529955611360"/><text:span text:style-name="T1">, </text:span><text:change-end text:change-id="ct2529955611360"/>DIRECT, INDIRECT,<text:change text:change-id="ct2529955643280"/>OR CONSEQUENTIAL DAMAGES<text:change-start text:change-id="ct2529955655280"/> <text:span text:style-name="T2">OR ANY DAMAGES WHATSOEVER RESULTING FROM THE </text:span><text:change-end text:change-id="ct2529955655280"/><text:change text:change-id="ct2529955647120"/>LOSS OF USE, DATA, OR PROFITS<text:change text:change-id="ct2529955648800"/>WHETHER IN<text:change-start text:change-id="ct2529955599120"/> <text:span text:style-name="T2">AN ACTION OF </text:span><text:change-end text:change-id="ct2529955599120"/>CONTRACT, <text:change text:change-id="ct2529955654800"/>NEGLIGENCE OR OTHER<text:change-start text:change-id="ct2529955652400"/> <text:span text:style-name="T2">TORTIOUS ACTION,</text:span><text:change-end text:change-id="ct2529955652400"/><text:change text:change-id="ct2529955643760"/>ARISING <text:change text:change-id="ct2529955652640"/>OUT OF<text:change-start text:change-id="ct2529955655040"/> <text:span text:style-name="T2">OR IN CONNECTION WITH</text:span><text:change-end text:change-id="ct2529955655040"/><text:change text:change-id="ct2529955646880"/>THE USE <text:change-start text:change-id="ct2529955656480"/><text:span text:style-name="T2">OR PERFORMANCE </text:span><text:change-end text:change-id="ct2529955656480"/>OF THIS SOFTWARE<text:change text:change-id="ct2529955656960"/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1T08:23:33.957000000</meta:creation-date>
    <dc:date>2023-11-23T08:57:56.310000000</dc:date>
    <meta:editing-duration>PT6M41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87" meta:character-count="575" meta:non-whitespace-character-count="489"/>
  </office:meta>
</office:document-meta>
</file>